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.13cm" svg:height="0.635cm" svg:x="11.735cm" svg:y="1.105cm">
          <text:p text:style-name="P1"><text:span text:style-name="T1">Cc 11 5</text:span></text:p>
        </draw:rect>
        <draw:rect draw:style-name="gr1" draw:text-style-name="P1" draw:id="id2" draw:layer="layout" svg:width="1.27cm" svg:height="0.735cm" svg:x="9.89cm" svg:y="1.97cm">
          <text:p text:style-name="P1"><text:span text:style-name="T1">Cc 11 4</text:span></text:p>
        </draw:rect>
        <draw:rect draw:style-name="gr1" draw:text-style-name="P1" draw:id="id3" draw:layer="layout" svg:width="1.68cm" svg:height="0.635cm" svg:x="13.9cm" svg:y="2.045cm">
          <text:p text:style-name="P1"><text:span text:style-name="T1">Cc -39 5</text:span></text:p>
        </draw:rect>
        <draw:rect draw:style-name="gr1" draw:text-style-name="P1" draw:id="id4" draw:layer="layout" svg:width="0.735cm" svg:height="0.635cm" svg:x="14.335cm" svg:y="3.105cm">
          <text:p text:style-name="P1"><text:span text:style-name="T1">0</text:span></text:p>
        </draw:rect>
        <draw:rect draw:style-name="gr1" draw:text-style-name="P1" draw:id="id6" draw:layer="layout" svg:width="1.495cm" svg:height="0.635cm" svg:x="11.795cm" svg:y="3.775cm">
          <text:p text:style-name="P1"><text:span text:style-name="T1">Cc -14 4</text:span></text:p>
        </draw:rect>
        <draw:rect draw:style-name="gr1" draw:text-style-name="P2" draw:id="id5" draw:layer="layout" svg:width="1.905cm" svg:height="0.635cm" svg:x="6.08cm" svg:y="3.775cm">
          <text:p text:style-name="P2"><text:span text:style-name="T1">Cc</text:span> <text:span text:style-name="T1">11</text:span> <text:span text:style-name="T1">3</text:span></text:p>
        </draw:rect>
        <draw:connector draw:style-name="gr2" draw:text-style-name="P2" draw:layer="layout" svg:x1="12.8cm" svg:y1="1.74cm" svg:x2="11.16cm" svg:y2="2.337cm" draw:start-shape="id1" draw:start-glue-point="2" draw:end-shape="id2" draw:end-glue-point="1" svg:d="m12800 1740v597h-1640">
          <text:p/>
        </draw:connector>
        <draw:connector draw:style-name="gr2" draw:text-style-name="P2" draw:layer="layout" svg:x1="12.8cm" svg:y1="1.74cm" svg:x2="13.9cm" svg:y2="2.362cm" draw:start-shape="id1" draw:start-glue-point="2" draw:end-shape="id3" svg:d="m12800 1740v622h1100">
          <text:p/>
        </draw:connector>
        <draw:connector draw:style-name="gr2" draw:text-style-name="P2" draw:layer="layout" svg:x1="14.74cm" svg:y1="2.68cm" svg:x2="14.702cm" svg:y2="3.105cm" draw:start-shape="id3" draw:start-glue-point="2" draw:end-shape="id4" draw:end-glue-point="0" svg:d="m14740 2680v213h-38v212">
          <text:p/>
        </draw:connector>
        <draw:rect draw:style-name="gr1" draw:text-style-name="P1" draw:id="id7" draw:layer="layout" svg:width="0.635cm" svg:height="0.635cm" svg:x="12.23cm" svg:y="4.545cm">
          <text:p text:style-name="P1"><text:span text:style-name="T1">0</text:span></text:p>
        </draw:rect>
        <draw:connector draw:style-name="gr2" draw:text-style-name="P2" draw:layer="layout" svg:x1="10.525cm" svg:y1="2.705cm" svg:x2="7.032cm" svg:y2="3.775cm" draw:start-shape="id2" draw:end-shape="id5" draw:end-glue-point="0" svg:d="m10525 2705v517h-3493v553">
          <text:p/>
        </draw:connector>
        <draw:connector draw:style-name="gr2" draw:text-style-name="P2" draw:layer="layout" svg:x1="10.525cm" svg:y1="2.705cm" svg:x2="12.542cm" svg:y2="3.775cm" draw:start-shape="id2" draw:start-glue-point="2" draw:end-shape="id6" draw:end-glue-point="0" svg:d="m10525 2705v535h2017v535">
          <text:p/>
        </draw:connector>
        <draw:connector draw:style-name="gr2" draw:text-style-name="P2" draw:layer="layout" svg:x1="12.542cm" svg:y1="4.41cm" svg:x2="12.547cm" svg:y2="4.545cm" draw:start-shape="id6" draw:start-glue-point="2" draw:end-shape="id7" draw:end-glue-point="0" svg:d="m12542 4410v68h5v67">
          <text:p/>
        </draw:connector>
        <draw:rect draw:style-name="gr1" draw:text-style-name="P1" draw:id="id9" draw:layer="layout" svg:width="1.27cm" svg:height="0.635cm" svg:x="18.865cm" svg:y="5.52cm">
          <text:p text:style-name="P1"><text:span text:style-name="T1">Cc 1 3</text:span></text:p>
        </draw:rect>
        <draw:rect draw:style-name="gr1" draw:text-style-name="P1" draw:id="id8" draw:layer="layout" svg:width="1.27cm" svg:height="0.635cm" svg:x="4.81cm" svg:y="5.52cm">
          <text:p text:style-name="P1"><text:span text:style-name="T1">Cc 11 2</text:span></text:p>
        </draw:rect>
        <draw:connector draw:style-name="gr2" draw:text-style-name="P2" draw:layer="layout" svg:x1="7.032cm" svg:y1="4.41cm" svg:x2="5.445cm" svg:y2="5.52cm" draw:start-shape="id5" draw:start-glue-point="2" draw:end-shape="id8" svg:d="m7032 4410v574h-1587v536">
          <text:p/>
        </draw:connector>
        <draw:connector draw:style-name="gr2" draw:text-style-name="P2" draw:layer="layout" svg:x1="7.032cm" svg:y1="4.41cm" svg:x2="19.5cm" svg:y2="5.52cm" draw:start-shape="id5" draw:start-glue-point="2" draw:end-shape="id9" draw:end-glue-point="0" svg:d="m7032 4410v574h12468v536">
          <text:p/>
        </draw:connector>
        <draw:rect draw:style-name="gr1" draw:text-style-name="P1" draw:id="id12" draw:layer="layout" svg:width="1.265cm" svg:height="0.635cm" svg:x="17.175cm" svg:y="9.235cm">
          <text:p text:style-name="P1"><text:span text:style-name="T1">Cc 1 2</text:span></text:p>
        </draw:rect>
        <draw:rect draw:style-name="gr1" draw:text-style-name="P1" draw:id="id13" draw:layer="layout" svg:width="1.81cm" svg:height="0.635cm" svg:x="19.415cm" svg:y="9.255cm">
          <text:p text:style-name="P1"><text:span text:style-name="T1">Cc -8 3</text:span></text:p>
        </draw:rect>
        <draw:rect draw:style-name="gr1" draw:text-style-name="P1" draw:id="id10" draw:layer="layout" svg:width="1.27cm" svg:height="0.635cm" svg:x="0.705cm" svg:y="7.155cm">
          <text:p text:style-name="P1"><text:span text:style-name="T1">Cc 11 1</text:span></text:p>
        </draw:rect>
        <draw:rect draw:style-name="gr1" draw:text-style-name="P1" draw:id="id11" draw:layer="layout" svg:width="1.27cm" svg:height="0.635cm" svg:x="9.78cm" svg:y="7.155cm">
          <text:p text:style-name="P1"><text:span text:style-name="T1">Cc 6 2</text:span></text:p>
        </draw:rect>
        <draw:connector draw:style-name="gr2" draw:text-style-name="P2" draw:layer="layout" svg:x1="5.445cm" svg:y1="6.155cm" svg:x2="1.34cm" svg:y2="7.155cm" draw:start-shape="id8" draw:start-glue-point="2" draw:end-shape="id10" draw:end-glue-point="0" svg:d="m5445 6155v500h-4105v500">
          <text:p/>
        </draw:connector>
        <draw:connector draw:style-name="gr2" draw:text-style-name="P2" draw:layer="layout" svg:x1="5.445cm" svg:y1="6.155cm" svg:x2="10.415cm" svg:y2="7.155cm" draw:start-shape="id8" draw:start-glue-point="2" draw:end-shape="id11" draw:end-glue-point="0" svg:d="m5445 6155v500h4970v500">
          <text:p/>
        </draw:connector>
        <draw:connector draw:style-name="gr2" draw:text-style-name="P2" draw:layer="layout" svg:x1="19.5cm" svg:y1="6.155cm" svg:x2="17.807cm" svg:y2="9.235cm" draw:start-shape="id9" draw:start-glue-point="2" draw:end-shape="id12" draw:end-glue-point="0" svg:d="m19500 6155v1540h-1693v1540">
          <text:p/>
        </draw:connector>
        <draw:connector draw:style-name="gr2" draw:text-style-name="P2" draw:layer="layout" svg:x1="19.5cm" svg:y1="6.155cm" svg:x2="20.32cm" svg:y2="9.255cm" draw:start-shape="id9" draw:start-glue-point="2" draw:end-shape="id13" draw:end-glue-point="0" svg:d="m19500 6155v1550h820v1550">
          <text:p/>
        </draw:connector>
        <draw:rect draw:style-name="gr1" draw:text-style-name="P1" draw:id="id14" draw:layer="layout" svg:width="0.635cm" svg:height="0.635cm" svg:x="20.015cm" svg:y="10.895cm">
          <text:p text:style-name="P1"><text:span text:style-name="T1">0</text:span></text:p>
        </draw:rect>
        <draw:connector draw:style-name="gr2" draw:text-style-name="P2" draw:layer="layout" svg:x1="20.32cm" svg:y1="9.89cm" svg:x2="20.332cm" svg:y2="10.895cm" draw:start-shape="id13" draw:start-glue-point="2" draw:end-shape="id14" draw:end-glue-point="0" svg:d="m20320 9890v503h12v502">
          <text:p/>
        </draw:connector>
        <draw:rect draw:style-name="gr1" draw:text-style-name="P1" draw:id="id15" draw:layer="layout" svg:width="1.27cm" svg:height="0.82cm" svg:x="0.135cm" svg:y="8.875cm">
          <text:p text:style-name="P1"><text:span text:style-name="T1">Cc 11 0</text:span></text:p>
        </draw:rect>
        <draw:rect draw:style-name="gr1" draw:text-style-name="P1" draw:id="id16" draw:layer="layout" svg:width="1.695cm" svg:height="0.635cm" svg:x="1.845cm" svg:y="8.875cm">
          <text:p text:style-name="P1"><text:span text:style-name="T1">Cc 10 1</text:span></text:p>
        </draw:rect>
        <draw:connector draw:style-name="gr2" draw:text-style-name="P2" draw:layer="layout" svg:x1="1.34cm" svg:y1="7.79cm" svg:x2="0.77cm" svg:y2="8.875cm" draw:start-shape="id10" draw:start-glue-point="2" draw:end-shape="id15" draw:end-glue-point="0" svg:d="m1340 7790v543h-570v542">
          <text:p/>
        </draw:connector>
        <draw:connector draw:style-name="gr2" draw:text-style-name="P2" draw:layer="layout" svg:x1="1.34cm" svg:y1="7.79cm" svg:x2="2.692cm" svg:y2="8.875cm" draw:start-shape="id10" draw:start-glue-point="2" draw:end-shape="id16" svg:d="m1340 7790v543h1352v542">
          <text:p/>
        </draw:connector>
        <draw:rect draw:style-name="gr1" draw:text-style-name="P1" draw:id="id17" draw:layer="layout" svg:width="0.635cm" svg:height="0.74cm" svg:x="0.465cm" svg:y="9.96cm">
          <text:p text:style-name="P1"><text:span text:style-name="T1">0</text:span></text:p>
        </draw:rect>
        <draw:connector draw:style-name="gr2" draw:text-style-name="P2" draw:layer="layout" svg:x1="0.77cm" svg:y1="9.695cm" svg:x2="0.782cm" svg:y2="9.96cm" draw:start-shape="id15" draw:start-glue-point="2" draw:end-shape="id17" draw:end-glue-point="0" svg:d="m770 9695v133h12v132">
          <text:p/>
        </draw:connector>
        <draw:rect draw:style-name="gr1" draw:text-style-name="P1" draw:id="id18" draw:layer="layout" svg:width="1.27cm" svg:height="0.635cm" svg:x="0.605cm" svg:y="11.2cm">
          <text:p text:style-name="P1"><text:span text:style-name="T1">Cc 10 0</text:span></text:p>
        </draw:rect>
        <draw:rect draw:style-name="gr1" draw:text-style-name="P1" draw:id="id19" draw:layer="layout" svg:width="1.244cm" svg:height="0.635cm" svg:x="3.301cm" svg:y="11.2cm">
          <text:p text:style-name="P1"><text:span text:style-name="T1">Cc 9 1</text:span></text:p>
        </draw:rect>
        <draw:connector draw:style-name="gr2" draw:text-style-name="P2" draw:layer="layout" svg:x1="2.692cm" svg:y1="9.51cm" svg:x2="1.24cm" svg:y2="11.2cm" draw:start-shape="id16" draw:end-shape="id18" draw:end-glue-point="0" svg:d="m2692 9510v845h-1452v845">
          <text:p/>
        </draw:connector>
        <draw:connector draw:style-name="gr2" draw:text-style-name="P2" draw:layer="layout" svg:x1="2.692cm" svg:y1="9.51cm" svg:x2="3.923cm" svg:y2="11.2cm" draw:start-shape="id16" draw:start-glue-point="2" draw:end-shape="id19" draw:end-glue-point="0" svg:d="m2692 9510v845h1231v845">
          <text:p/>
        </draw:connector>
        <draw:rect draw:style-name="gr1" draw:text-style-name="P1" draw:id="id20" draw:layer="layout" svg:width="0.6cm" svg:height="0.635cm" svg:x="0.94cm" svg:y="12.105cm">
          <text:p text:style-name="P1"><text:span text:style-name="T1">0</text:span></text:p>
        </draw:rect>
        <draw:connector draw:style-name="gr2" draw:text-style-name="P2" draw:layer="layout" svg:x1="1.24cm" svg:y1="11.835cm" svg:x2="1.24cm" svg:y2="12.105cm" draw:start-shape="id18" draw:start-glue-point="2" draw:end-shape="id20" draw:end-glue-point="0" svg:d="m1240 11835v270">
          <text:p/>
        </draw:connector>
        <draw:rect draw:style-name="gr1" draw:text-style-name="P1" draw:id="id21" draw:layer="layout" svg:width="1.27cm" svg:height="0.635cm" svg:x="1.105cm" svg:y="12.945cm">
          <text:p text:style-name="P1"><text:span text:style-name="T1">Cc 9 0</text:span></text:p>
        </draw:rect>
        <draw:rect draw:style-name="gr1" draw:text-style-name="P1" draw:id="id23" draw:layer="layout" svg:width="1.244cm" svg:height="0.635cm" svg:x="3.936cm" svg:y="12.905cm">
          <text:p text:style-name="P1"><text:span text:style-name="T1">Cc 8 1</text:span></text:p>
        </draw:rect>
        <draw:rect draw:style-name="gr1" draw:text-style-name="P1" draw:id="id22" draw:layer="layout" svg:width="0.6cm" svg:height="0.635cm" svg:x="1.435cm" svg:y="13.815cm">
          <text:p text:style-name="P1"><text:span text:style-name="T1">0</text:span></text:p>
        </draw:rect>
        <draw:connector draw:style-name="gr2" draw:text-style-name="P2" draw:layer="layout" svg:x1="1.74cm" svg:y1="13.58cm" svg:x2="1.735cm" svg:y2="13.815cm" draw:start-shape="id21" draw:start-glue-point="2" draw:end-shape="id22" draw:end-glue-point="0" svg:d="m1740 13580v118h-5v117">
          <text:p/>
        </draw:connector>
        <draw:connector draw:style-name="gr2" draw:text-style-name="P2" draw:layer="layout" svg:x1="3.923cm" svg:y1="11.835cm" svg:x2="1.74cm" svg:y2="12.945cm" draw:start-shape="id19" draw:start-glue-point="2" draw:end-shape="id21" draw:end-glue-point="0" svg:d="m3923 11835v555h-2183v555">
          <text:p/>
        </draw:connector>
        <draw:connector draw:style-name="gr2" draw:text-style-name="P2" draw:layer="layout" svg:x1="3.923cm" svg:y1="11.835cm" svg:x2="4.558cm" svg:y2="12.905cm" draw:start-shape="id19" draw:start-glue-point="2" draw:end-shape="id23" draw:end-glue-point="0" svg:d="m3923 11835v535h635v535">
          <text:p/>
        </draw:connector>
        <draw:rect draw:style-name="gr1" draw:text-style-name="P1" draw:id="id24" draw:layer="layout" svg:width="1.27cm" svg:height="0.635cm" svg:x="1.505cm" svg:y="14.645cm">
          <text:p text:style-name="P1"><text:span text:style-name="T1">Cc 8 0</text:span></text:p>
        </draw:rect>
        <draw:rect draw:style-name="gr1" draw:text-style-name="P1" draw:id="id25" draw:layer="layout" svg:width="1.27cm" svg:height="0.635cm" svg:x="4.345cm" svg:y="14.645cm">
          <text:p text:style-name="P1"><text:span text:style-name="T1">Cc 7 1</text:span></text:p>
        </draw:rect>
        <draw:connector draw:style-name="gr2" draw:text-style-name="P2" draw:layer="layout" svg:x1="4.558cm" svg:y1="13.54cm" svg:x2="2.14cm" svg:y2="14.645cm" draw:start-shape="id23" draw:start-glue-point="2" draw:end-shape="id24" svg:d="m4558 13540v553h-2418v552">
          <text:p/>
        </draw:connector>
        <draw:connector draw:style-name="gr2" draw:text-style-name="P2" draw:layer="layout" svg:x1="4.558cm" svg:y1="13.54cm" svg:x2="4.98cm" svg:y2="14.645cm" draw:start-shape="id23" draw:start-glue-point="2" draw:end-shape="id25" draw:end-glue-point="0" svg:d="m4558 13540v553h422v552">
          <text:p/>
        </draw:connector>
        <draw:rect draw:style-name="gr1" draw:text-style-name="P1" draw:id="id27" draw:layer="layout" svg:width="1.27cm" svg:height="0.52cm" svg:x="18.51cm" svg:y="10.94cm">
          <text:p text:style-name="P1"><text:span text:style-name="T1">Cc -4 2</text:span></text:p>
        </draw:rect>
        <draw:rect draw:style-name="gr1" draw:text-style-name="P1" draw:id="id26" draw:layer="layout" svg:width="1.1cm" svg:height="0.855cm" svg:x="16.47cm" svg:y="10.94cm">
          <text:p text:style-name="P1"><text:span text:style-name="T1">Cc 1 1</text:span></text:p>
        </draw:rect>
        <draw:connector draw:style-name="gr2" draw:text-style-name="P2" draw:layer="layout" svg:x1="17.807cm" svg:y1="9.87cm" svg:x2="17.02cm" svg:y2="10.94cm" draw:start-shape="id12" draw:start-glue-point="2" draw:end-shape="id26" draw:end-glue-point="0" svg:d="m17807 9870v535h-787v535">
          <text:p/>
        </draw:connector>
        <draw:connector draw:style-name="gr2" draw:text-style-name="P2" draw:layer="layout" svg:x1="17.807cm" svg:y1="9.87cm" svg:x2="19.145cm" svg:y2="10.94cm" draw:start-shape="id12" draw:start-glue-point="2" draw:end-shape="id27" draw:end-glue-point="0" svg:d="m17807 9870v535h1338v535">
          <text:p/>
        </draw:connector>
        <draw:rect draw:style-name="gr1" draw:text-style-name="P1" draw:id="id28" draw:layer="layout" svg:width="0.635cm" svg:height="0.5cm" svg:x="18.91cm" svg:y="11.83cm">
          <text:p text:style-name="P1"><text:span text:style-name="T1">0</text:span></text:p>
        </draw:rect>
        <draw:connector draw:style-name="gr2" draw:text-style-name="P2" draw:layer="layout" draw:line-skew="0.2cm" svg:x1="19.145cm" svg:y1="11.46cm" svg:x2="19.227cm" svg:y2="11.83cm" draw:start-shape="id27" draw:start-glue-point="2" draw:end-shape="id28" draw:end-glue-point="0" svg:d="m19145 11460v385h82v-15">
          <text:p/>
        </draw:connector>
        <draw:rect draw:style-name="gr1" draw:text-style-name="P1" draw:id="id29" draw:layer="layout" svg:width="1.27cm" svg:height="0.635cm" svg:x="14.97cm" svg:y="13.065cm">
          <text:p text:style-name="P1"><text:span text:style-name="T1">Cc 1 0</text:span></text:p>
        </draw:rect>
        <draw:rect draw:style-name="gr1" draw:text-style-name="P1" draw:id="id30" draw:layer="layout" svg:width="1.27cm" svg:height="0.635cm" svg:x="18.145cm" svg:y="13.065cm">
          <text:p text:style-name="P1"><text:span text:style-name="T1">Cc 0 1</text:span></text:p>
        </draw:rect>
        <draw:connector draw:style-name="gr2" draw:text-style-name="P2" draw:layer="layout" svg:x1="17.02cm" svg:y1="11.795cm" svg:x2="15.605cm" svg:y2="13.065cm" draw:start-shape="id26" draw:start-glue-point="2" draw:end-shape="id29" draw:end-glue-point="0" svg:d="m17020 11795v635h-1415v635">
          <text:p/>
        </draw:connector>
        <draw:connector draw:style-name="gr2" draw:text-style-name="P2" draw:layer="layout" svg:x1="17.02cm" svg:y1="11.795cm" svg:x2="18.78cm" svg:y2="13.065cm" draw:start-shape="id26" draw:start-glue-point="2" draw:end-shape="id30" draw:end-glue-point="0" svg:d="m17020 11795v635h1760v635">
          <text:p/>
        </draw:connector>
        <draw:rect draw:style-name="gr1" draw:text-style-name="P1" draw:id="id32" draw:layer="layout" svg:width="0.535cm" svg:height="0.635cm" svg:x="18.51cm" svg:y="14.05cm">
          <text:p text:style-name="P1"><text:span text:style-name="T1">1</text:span></text:p>
        </draw:rect>
        <draw:rect draw:style-name="gr1" draw:text-style-name="P1" draw:id="id31" draw:layer="layout" svg:width="0.335cm" svg:height="0.635cm" svg:x="15.405cm" svg:y="14.07cm">
          <text:p text:style-name="P1"><text:span text:style-name="T1">0</text:span></text:p>
        </draw:rect>
        <draw:connector draw:style-name="gr2" draw:text-style-name="P2" draw:layer="layout" svg:x1="15.605cm" svg:y1="13.7cm" svg:x2="15.572cm" svg:y2="14.07cm" draw:start-shape="id29" draw:start-glue-point="2" draw:end-shape="id31" draw:end-glue-point="0" svg:d="m15605 13700v185h-33v185">
          <text:p/>
        </draw:connector>
        <draw:connector draw:style-name="gr2" draw:text-style-name="P2" draw:layer="layout" svg:x1="18.78cm" svg:y1="13.7cm" svg:x2="18.777cm" svg:y2="14.05cm" draw:start-shape="id30" draw:start-glue-point="2" draw:end-shape="id32" draw:end-glue-point="0" svg:d="m18780 13700v175h-3v175">
          <text:p/>
        </draw:connector>
        <draw:rect draw:style-name="gr1" draw:text-style-name="P1" draw:id="id33" draw:layer="layout" svg:width="1.61cm" svg:height="0.82cm" svg:x="6.08cm" svg:y="9.975cm">
          <text:p text:style-name="P1"><text:span text:style-name="T1">Cc 6 1</text:span></text:p>
        </draw:rect>
        <draw:rect draw:style-name="gr1" draw:text-style-name="P1" draw:id="id34" draw:layer="layout" svg:width="1.496cm" svg:height="0.635cm" svg:x="12.495cm" svg:y="9.975cm">
          <text:p text:style-name="P1"><text:span text:style-name="T1">Cc 1 2</text:span></text:p>
        </draw:rect>
        <draw:connector draw:style-name="gr2" draw:text-style-name="P2" draw:layer="layout" svg:x1="10.415cm" svg:y1="7.79cm" svg:x2="6.885cm" svg:y2="9.975cm" draw:start-shape="id11" draw:start-glue-point="2" draw:end-shape="id33" draw:end-glue-point="0" svg:d="m10415 7790v1093h-3530v1092">
          <text:p/>
        </draw:connector>
        <draw:connector draw:style-name="gr2" draw:text-style-name="P2" draw:layer="layout" svg:x1="10.415cm" svg:y1="7.79cm" svg:x2="13.243cm" svg:y2="9.975cm" draw:start-shape="id11" draw:start-glue-point="2" draw:end-shape="id34" draw:end-glue-point="0" svg:d="m10415 7790v1093h2828v1092">
          <text:p/>
        </draw:connector>
        <draw:rect draw:style-name="gr1" draw:text-style-name="P1" draw:id="id35" draw:layer="layout" svg:width="0.6cm" svg:height="0.635cm" svg:x="1.835cm" svg:y="15.516cm">
          <text:p text:style-name="P1"><text:span text:style-name="T1">0</text:span></text:p>
        </draw:rect>
        <draw:connector draw:style-name="gr2" draw:text-style-name="P2" draw:layer="layout" svg:x1="2.14cm" svg:y1="15.28cm" svg:x2="2.135cm" svg:y2="15.516cm" draw:start-shape="id24" draw:start-glue-point="2" draw:end-shape="id35" draw:end-glue-point="0" svg:d="m2140 15280v118h-5v118">
          <text:p/>
        </draw:connector>
        <draw:rect draw:style-name="gr1" draw:text-style-name="P1" draw:id="id36" draw:layer="layout" svg:width="1.135cm" svg:height="0.635cm" svg:x="3.04cm" svg:y="16.35cm">
          <text:p text:style-name="P1"><text:span text:style-name="T1">Cc 7 0</text:span></text:p>
        </draw:rect>
        <draw:connector draw:style-name="gr2" draw:text-style-name="P2" draw:layer="layout" svg:x1="4.98cm" svg:y1="15.28cm" svg:x2="3.607cm" svg:y2="16.35cm" draw:start-shape="id25" draw:start-glue-point="2" draw:end-shape="id36" draw:end-glue-point="0" svg:d="m4980 15280v535h-1373v535">
          <text:p/>
        </draw:connector>
        <draw:connector draw:style-name="gr2" draw:text-style-name="P2" draw:layer="layout" svg:x1="4.98cm" svg:y1="15.28cm" svg:x2="5.712cm" svg:y2="16.35cm" draw:start-shape="id25" draw:start-glue-point="2" draw:end-shape="id37" draw:end-glue-point="0" svg:d="m4980 15280v535h732v535">
          <text:p/>
        </draw:connector>
        <draw:rect draw:style-name="gr1" draw:text-style-name="P1" draw:id="id37" draw:layer="layout" svg:width="1.135cm" svg:height="0.635cm" svg:x="5.145cm" svg:y="16.35cm">
          <text:p text:style-name="P1"><text:span text:style-name="T1">Cc 6 1</text:span></text:p>
        </draw:rect>
        <draw:rect draw:style-name="gr1" draw:text-style-name="P1" draw:id="id38" draw:layer="layout" svg:width="1.27cm" svg:height="0.52cm" svg:x="13.61cm" svg:y="12.841cm">
          <text:p text:style-name="P1"><text:span text:style-name="T1">Cc -4 2</text:span></text:p>
        </draw:rect>
        <draw:rect draw:style-name="gr1" draw:text-style-name="P1" draw:id="id40" draw:layer="layout" svg:width="1.1cm" svg:height="0.855cm" svg:x="11.57cm" svg:y="12.841cm">
          <text:p text:style-name="P1"><text:span text:style-name="T1">Cc 1 1</text:span></text:p>
        </draw:rect>
        <draw:rect draw:style-name="gr1" draw:text-style-name="P1" draw:id="id39" draw:layer="layout" svg:width="0.635cm" svg:height="0.5cm" svg:x="13.91cm" svg:y="13.731cm">
          <text:p text:style-name="P1"><text:span text:style-name="T1">0</text:span></text:p>
        </draw:rect>
        <draw:connector draw:style-name="gr2" draw:text-style-name="P2" draw:layer="layout" draw:line-skew="0.2cm" svg:x1="14.245cm" svg:y1="13.361cm" svg:x2="14.227cm" svg:y2="13.731cm" draw:start-shape="id38" draw:start-glue-point="2" draw:end-shape="id39" draw:end-glue-point="0" svg:d="m14245 13361v385h-18v-15">
          <text:p/>
        </draw:connector>
        <draw:rect draw:style-name="gr1" draw:text-style-name="P1" draw:id="id41" draw:layer="layout" svg:width="1.45cm" svg:height="0.635cm" svg:x="10.79cm" svg:y="14.966cm">
          <text:p text:style-name="P1"><text:span text:style-name="T1">Cc 1 0</text:span></text:p>
        </draw:rect>
        <draw:rect draw:style-name="gr1" draw:text-style-name="P1" draw:id="id42" draw:layer="layout" svg:width="1.27cm" svg:height="0.635cm" svg:x="12.545cm" svg:y="14.966cm">
          <text:p text:style-name="P1"><text:span text:style-name="T1">Cc 0 1</text:span></text:p>
        </draw:rect>
        <draw:connector draw:style-name="gr2" draw:text-style-name="P2" draw:layer="layout" svg:x1="12.12cm" svg:y1="13.696cm" svg:x2="11.515cm" svg:y2="14.966cm" draw:start-shape="id40" draw:start-glue-point="2" draw:end-shape="id41" draw:end-glue-point="0" svg:d="m12120 13696v635h-605v635">
          <text:p/>
        </draw:connector>
        <draw:connector draw:style-name="gr2" draw:text-style-name="P2" draw:layer="layout" svg:x1="12.12cm" svg:y1="13.696cm" svg:x2="13.18cm" svg:y2="14.966cm" draw:start-shape="id40" draw:start-glue-point="2" draw:end-shape="id42" draw:end-glue-point="0" svg:d="m12120 13696v635h1060v635">
          <text:p/>
        </draw:connector>
        <draw:rect draw:style-name="gr1" draw:text-style-name="P1" draw:id="id43" draw:layer="layout" svg:width="0.535cm" svg:height="0.635cm" svg:x="12.91cm" svg:y="15.951cm">
          <text:p text:style-name="P1"><text:span text:style-name="T1">1</text:span></text:p>
        </draw:rect>
        <draw:connector draw:style-name="gr2" draw:text-style-name="P2" draw:layer="layout" svg:x1="13.18cm" svg:y1="15.601cm" svg:x2="13.177cm" svg:y2="15.951cm" draw:start-shape="id42" draw:start-glue-point="2" draw:end-shape="id43" draw:end-glue-point="0" svg:d="m13180 15601v175h-3v175">
          <text:p/>
        </draw:connector>
        <draw:connector draw:style-name="gr2" draw:text-style-name="P2" draw:layer="layout" svg:x1="13.243cm" svg:y1="10.61cm" svg:x2="12.12cm" svg:y2="12.841cm" draw:start-shape="id34" draw:start-glue-point="2" draw:end-shape="id40" draw:end-glue-point="0" svg:d="m13243 10610v1116h-1123v1115">
          <text:p/>
        </draw:connector>
        <draw:connector draw:style-name="gr2" draw:text-style-name="P2" draw:layer="layout" svg:x1="13.243cm" svg:y1="10.61cm" svg:x2="14.245cm" svg:y2="12.841cm" draw:start-shape="id34" draw:start-glue-point="2" draw:end-shape="id38" draw:end-glue-point="0" svg:d="m13243 10610v1116h1002v1115">
          <text:p/>
        </draw:connector>
        <draw:rect draw:style-name="gr1" draw:text-style-name="P1" draw:id="id44" draw:layer="layout" svg:width="0.535cm" svg:height="0.635cm" svg:x="11.211cm" svg:y="15.952cm">
          <text:p text:style-name="P1"><text:span text:style-name="T1">0</text:span></text:p>
        </draw:rect>
        <draw:connector draw:style-name="gr2" draw:text-style-name="P2" draw:layer="layout" svg:x1="11.515cm" svg:y1="15.601cm" svg:x2="11.478cm" svg:y2="15.952cm" draw:start-shape="id41" draw:start-glue-point="2" draw:end-shape="id44" draw:end-glue-point="0" svg:d="m11515 15601v176h-37v175">
          <text:p/>
        </draw:connector>
        <draw:rect draw:style-name="gr1" draw:text-style-name="P1" draw:id="id45" draw:layer="layout" svg:width="1.145cm" svg:height="0.389cm" svg:x="5.445cm" svg:y="12.476cm">
          <text:p text:style-name="P1"><text:span text:style-name="T1">Cc 6 0</text:span></text:p>
        </draw:rect>
        <draw:rect draw:style-name="gr1" draw:text-style-name="P1" draw:id="id46" draw:layer="layout" svg:width="1.005cm" svg:height="0.36cm" svg:x="7.315cm" svg:y="12.505cm">
          <text:p text:style-name="P1"><text:span text:style-name="T1">Cc 5 1</text:span></text:p>
        </draw:rect>
        <draw:connector draw:style-name="gr2" draw:text-style-name="P2" draw:layer="layout" svg:x1="6.885cm" svg:y1="10.795cm" svg:x2="6.017cm" svg:y2="12.476cm" draw:start-shape="id33" draw:start-glue-point="2" draw:end-shape="id45" draw:end-glue-point="0" svg:d="m6885 10795v840h-868v841">
          <text:p/>
        </draw:connector>
        <draw:connector draw:style-name="gr2" draw:text-style-name="P2" draw:layer="layout" svg:x1="6.885cm" svg:y1="10.795cm" svg:x2="7.817cm" svg:y2="12.505cm" draw:start-shape="id33" draw:start-glue-point="2" draw:end-shape="id46" draw:end-glue-point="0" svg:d="m6885 10795v847h932v863">
          <text:p/>
        </draw:connector>
        <draw:rect draw:style-name="gr1" draw:text-style-name="P1" draw:id="id47" draw:layer="layout" svg:width="0.6cm" svg:height="0.635cm" svg:x="5.68cm" svg:y="13.065cm">
          <text:p text:style-name="P1"><text:span text:style-name="T1">0</text:span></text:p>
        </draw:rect>
        <draw:connector draw:style-name="gr2" draw:text-style-name="P2" draw:layer="layout" svg:x1="6.017cm" svg:y1="12.865cm" svg:x2="5.98cm" svg:y2="13.065cm" draw:start-shape="id45" draw:start-glue-point="2" draw:end-shape="id47" draw:end-glue-point="0" svg:d="m6017 12865v101h-37v99">
          <text:p/>
        </draw:connector>
        <draw:rect draw:style-name="gr1" draw:text-style-name="P1" draw:id="id48" draw:layer="layout" svg:width="1.135cm" svg:height="0.635cm" svg:x="6.715cm" svg:y="13.9cm">
          <text:p text:style-name="P1"><text:span text:style-name="T1">Cc 5 0</text:span></text:p>
        </draw:rect>
        <draw:rect draw:style-name="gr1" draw:text-style-name="P1" draw:id="id50" draw:layer="layout" svg:width="1.135cm" svg:height="0.635cm" svg:x="8.12cm" svg:y="13.9cm">
          <text:p text:style-name="P1"><text:span text:style-name="T1">Cc 4 1</text:span></text:p>
        </draw:rect>
        <draw:rect draw:style-name="gr1" draw:text-style-name="P1" draw:id="id49" draw:layer="layout" svg:width="0.6cm" svg:height="0.635cm" svg:x="6.98cm" svg:y="14.666cm">
          <text:p text:style-name="P1"><text:span text:style-name="T1">0</text:span></text:p>
        </draw:rect>
        <draw:connector draw:style-name="gr2" draw:text-style-name="P2" draw:layer="layout" svg:x1="7.282cm" svg:y1="14.535cm" svg:x2="7.28cm" svg:y2="14.666cm" draw:start-shape="id48" draw:start-glue-point="2" draw:end-shape="id49" draw:end-glue-point="0" svg:d="m7282 14535v66h-2v65">
          <text:p/>
        </draw:connector>
        <draw:connector draw:style-name="gr2" draw:text-style-name="P2" draw:layer="layout" svg:x1="7.817cm" svg:y1="12.865cm" svg:x2="7.282cm" svg:y2="13.9cm" draw:start-shape="id46" draw:start-glue-point="2" draw:end-shape="id48" draw:end-glue-point="0" svg:d="m7817 12865v526h-535v509">
          <text:p/>
        </draw:connector>
        <draw:connector draw:style-name="gr2" draw:text-style-name="P2" draw:layer="layout" svg:x1="7.817cm" svg:y1="12.865cm" svg:x2="8.687cm" svg:y2="13.9cm" draw:start-shape="id46" draw:start-glue-point="2" draw:end-shape="id50" draw:end-glue-point="0" svg:d="m7817 12865v526h870v509">
          <text:p/>
        </draw:connector>
        <draw:rect draw:style-name="gr1" draw:text-style-name="P1" draw:id="id51" draw:layer="layout" svg:width="1.135cm" svg:height="0.635cm" svg:x="7.285cm" svg:y="15.605cm">
          <text:p text:style-name="P1"><text:span text:style-name="T1">Cc 4 0</text:span></text:p>
        </draw:rect>
        <draw:rect draw:style-name="gr1" draw:text-style-name="P1" draw:id="id52" draw:layer="layout" svg:width="1.135cm" svg:height="0.635cm" svg:x="8.69cm" svg:y="15.605cm">
          <text:p text:style-name="P1"><text:span text:style-name="T1">Cc 3 1</text:span></text:p>
        </draw:rect>
        <draw:connector draw:style-name="gr2" draw:text-style-name="P2" draw:layer="layout" svg:x1="8.687cm" svg:y1="14.535cm" svg:x2="7.852cm" svg:y2="15.605cm" draw:start-shape="id50" draw:end-shape="id51" svg:d="m8687 14535v535h-835v535">
          <text:p/>
        </draw:connector>
        <draw:connector draw:style-name="gr2" draw:text-style-name="P2" draw:layer="layout" svg:x1="8.687cm" svg:y1="14.535cm" svg:x2="9.257cm" svg:y2="15.605cm" draw:start-shape="id50" draw:start-glue-point="2" draw:end-shape="id52" draw:end-glue-point="0" svg:d="m8687 14535v535h570v535">
          <text:p/>
        </draw:connector>
        <draw:rect draw:style-name="gr1" draw:text-style-name="P1" draw:id="id53" draw:layer="layout" svg:width="0.6cm" svg:height="0.635cm" svg:x="7.485cm" svg:y="16.475cm">
          <text:p text:style-name="P1"><text:span text:style-name="T1">0</text:span></text:p>
        </draw:rect>
        <draw:connector draw:style-name="gr2" draw:text-style-name="P2" draw:layer="layout" svg:x1="7.852cm" svg:y1="16.24cm" svg:x2="7.785cm" svg:y2="16.475cm" draw:start-shape="id51" draw:start-glue-point="2" draw:end-shape="id53" draw:end-glue-point="0" svg:d="m7852 16240v118h-67v117">
          <text:p/>
        </draw:connector>
        <draw:rect draw:style-name="gr1" draw:text-style-name="P1" draw:id="id54" draw:layer="layout" svg:width="1.135cm" svg:height="0.635cm" svg:x="7.985cm" svg:y="17.51cm">
          <text:p text:style-name="P1"><text:span text:style-name="T1">Cc 3 0</text:span></text:p>
        </draw:rect>
        <draw:rect draw:style-name="gr1" draw:text-style-name="P1" draw:id="id55" draw:layer="layout" svg:width="1.135cm" svg:height="0.635cm" svg:x="9.39cm" svg:y="17.51cm">
          <text:p text:style-name="P1"><text:span text:style-name="T1">Cc 2 1</text:span></text:p>
        </draw:rect>
        <draw:connector draw:style-name="gr2" draw:text-style-name="P2" draw:layer="layout" svg:x1="9.257cm" svg:y1="16.24cm" svg:x2="8.552cm" svg:y2="17.51cm" draw:start-shape="id52" draw:end-shape="id54" draw:end-glue-point="0" svg:d="m9257 16240v635h-705v635">
          <text:p/>
        </draw:connector>
        <draw:connector draw:style-name="gr2" draw:text-style-name="P2" draw:layer="layout" svg:x1="9.257cm" svg:y1="16.24cm" svg:x2="9.957cm" svg:y2="17.51cm" draw:start-shape="id52" draw:start-glue-point="2" draw:end-shape="id55" draw:end-glue-point="0" svg:d="m9257 16240v635h700v635">
          <text:p/>
        </draw:connector>
        <draw:rect draw:style-name="gr1" draw:text-style-name="P1" draw:id="id56" draw:layer="layout" svg:width="0.6cm" svg:height="0.635cm" svg:x="7.985cm" svg:y="18.376cm">
          <text:p text:style-name="P1"><text:span text:style-name="T1">0</text:span></text:p>
        </draw:rect>
        <draw:connector draw:style-name="gr2" draw:text-style-name="P2" draw:layer="layout" svg:x1="8.552cm" svg:y1="18.145cm" svg:x2="8.285cm" svg:y2="18.376cm" draw:start-shape="id54" draw:start-glue-point="2" draw:end-shape="id56" draw:end-glue-point="0" svg:d="m8552 18145v116h-267v115">
          <text:p/>
        </draw:connector>
        <draw:rect draw:style-name="gr1" draw:text-style-name="P1" draw:id="id57" draw:layer="layout" svg:width="1.135cm" svg:height="0.635cm" svg:x="8.19cm" svg:y="19.415cm">
          <text:p text:style-name="P1"><text:span text:style-name="T1">Cc 2 0</text:span></text:p>
        </draw:rect>
        <draw:rect draw:style-name="gr1" draw:text-style-name="P1" draw:id="id58" draw:layer="layout" svg:width="1.135cm" svg:height="0.635cm" svg:x="10.195cm" svg:y="19.415cm">
          <text:p text:style-name="P1"><text:span text:style-name="T1">Cc 1 1</text:span></text:p>
        </draw:rect>
        <draw:connector draw:style-name="gr2" draw:text-style-name="P2" draw:layer="layout" svg:x1="9.957cm" svg:y1="18.145cm" svg:x2="8.757cm" svg:y2="19.415cm" draw:start-shape="id55" draw:start-glue-point="2" draw:end-shape="id57" draw:end-glue-point="0" svg:d="m9957 18145v635h-1200v635">
          <text:p/>
        </draw:connector>
        <draw:connector draw:style-name="gr2" draw:text-style-name="P2" draw:layer="layout" svg:x1="9.957cm" svg:y1="18.145cm" svg:x2="10.762cm" svg:y2="19.415cm" draw:start-shape="id55" draw:start-glue-point="2" draw:end-shape="id58" draw:end-glue-point="0" svg:d="m9957 18145v635h805v635">
          <text:p/>
        </draw:connector>
        <draw:rect draw:style-name="gr1" draw:text-style-name="P1" draw:id="id59" draw:layer="layout" svg:width="0.6cm" svg:height="0.635cm" svg:x="8.22cm" svg:y="20.285cm">
          <text:p text:style-name="P1"><text:span text:style-name="T1">0</text:span></text:p>
        </draw:rect>
        <draw:connector draw:style-name="gr2" draw:text-style-name="P2" draw:layer="layout" svg:x1="8.757cm" svg:y1="20.05cm" svg:x2="8.52cm" svg:y2="20.285cm" draw:start-shape="id57" draw:start-glue-point="2" draw:end-shape="id59" draw:end-glue-point="0" svg:d="m8757 20050v118h-237v117">
          <text:p/>
        </draw:connector>
        <draw:rect draw:style-name="gr1" draw:text-style-name="P1" draw:id="id62" draw:layer="layout" svg:width="1.45cm" svg:height="0.635cm" svg:x="9.405cm" svg:y="20.585cm">
          <text:p text:style-name="P1"><text:span text:style-name="T1">Cc 1 0</text:span></text:p>
        </draw:rect>
        <draw:rect draw:style-name="gr1" draw:text-style-name="P1" draw:id="id60" draw:layer="layout" svg:width="1.27cm" svg:height="0.635cm" svg:x="11.16cm" svg:y="20.585cm">
          <text:p text:style-name="P1"><text:span text:style-name="T1">Cc 0 1</text:span></text:p>
        </draw:rect>
        <draw:rect draw:style-name="gr1" draw:text-style-name="P1" draw:id="id61" draw:layer="layout" svg:width="0.535cm" svg:height="0.635cm" svg:x="11.525cm" svg:y="21.47cm">
          <text:p text:style-name="P1"><text:span text:style-name="T1">1</text:span></text:p>
        </draw:rect>
        <draw:connector draw:style-name="gr2" draw:text-style-name="P2" draw:layer="layout" svg:x1="11.795cm" svg:y1="21.22cm" svg:x2="11.792cm" svg:y2="21.47cm" draw:start-shape="id60" draw:start-glue-point="2" draw:end-shape="id61" draw:end-glue-point="0" svg:d="m11795 21220v125h-3v125">
          <text:p/>
        </draw:connector>
        <draw:rect draw:style-name="gr1" draw:text-style-name="P1" draw:id="id63" draw:layer="layout" svg:width="0.535cm" svg:height="0.635cm" svg:x="9.826cm" svg:y="21.571cm">
          <text:p text:style-name="P1"><text:span text:style-name="T1">0</text:span></text:p>
        </draw:rect>
        <draw:connector draw:style-name="gr2" draw:text-style-name="P2" draw:layer="layout" svg:x1="10.13cm" svg:y1="21.22cm" svg:x2="10.093cm" svg:y2="21.571cm" draw:start-shape="id62" draw:start-glue-point="2" draw:end-shape="id63" draw:end-glue-point="0" svg:d="m10130 21220v176h-37v175">
          <text:p/>
        </draw:connector>
        <draw:connector draw:style-name="gr2" draw:text-style-name="P2" draw:layer="layout" svg:x1="10.762cm" svg:y1="20.05cm" svg:x2="10.13cm" svg:y2="20.585cm" draw:start-shape="id58" draw:start-glue-point="2" draw:end-shape="id62" draw:end-glue-point="0" svg:d="m10762 20050v268h-632v267">
          <text:p/>
        </draw:connector>
        <draw:connector draw:style-name="gr2" draw:text-style-name="P2" draw:layer="layout" svg:x1="10.762cm" svg:y1="20.05cm" svg:x2="11.795cm" svg:y2="20.585cm" draw:start-shape="id58" draw:start-glue-point="2" draw:end-shape="id60" draw:end-glue-point="0" svg:d="m10762 20050v268h1033v267">
          <text:p/>
        </draw:connector>
        <draw:rect draw:style-name="gr1" draw:text-style-name="P1" draw:id="id64" draw:layer="layout" svg:width="0.6cm" svg:height="0.635cm" svg:x="3.235cm" svg:y="17.217cm">
          <text:p text:style-name="P1"><text:span text:style-name="T1">0</text:span></text:p>
        </draw:rect>
        <draw:connector draw:style-name="gr2" draw:text-style-name="P2" draw:layer="layout" svg:x1="3.535cm" svg:y1="17.217cm" svg:x2="3.607cm" svg:y2="16.985cm" draw:start-shape="id64" draw:start-glue-point="0" draw:end-shape="id36" draw:end-glue-point="2" svg:d="m3535 17217v-116h72v-116">
          <text:p/>
        </draw:connector>
        <draw:rect draw:style-name="gr1" draw:text-style-name="P1" draw:id="id65" draw:layer="layout" svg:width="1.145cm" svg:height="0.389cm" svg:x="4.175cm" svg:y="17.966cm">
          <text:p text:style-name="P1"><text:span text:style-name="T1">Cc 6 0</text:span></text:p>
        </draw:rect>
        <draw:rect draw:style-name="gr1" draw:text-style-name="P1" draw:id="id67" draw:layer="layout" svg:width="1.005cm" svg:height="0.36cm" svg:x="5.945cm" svg:y="17.995cm">
          <text:p text:style-name="P1"><text:span text:style-name="T1">Cc 5 1</text:span></text:p>
        </draw:rect>
        <draw:rect draw:style-name="gr1" draw:text-style-name="P1" draw:id="id66" draw:layer="layout" svg:width="0.6cm" svg:height="0.635cm" svg:x="4.41cm" svg:y="18.555cm">
          <text:p text:style-name="P1"><text:span text:style-name="T1">0</text:span></text:p>
        </draw:rect>
        <draw:connector draw:style-name="gr2" draw:text-style-name="P2" draw:layer="layout" svg:x1="4.747cm" svg:y1="18.355cm" svg:x2="4.71cm" svg:y2="18.555cm" draw:start-shape="id65" draw:start-glue-point="2" draw:end-shape="id66" draw:end-glue-point="0" svg:d="m4747 18355v101h-37v99">
          <text:p/>
        </draw:connector>
        <draw:rect draw:style-name="gr1" draw:text-style-name="P1" draw:id="id68" draw:layer="layout" svg:width="1.135cm" svg:height="0.635cm" svg:x="4.845cm" svg:y="19.29cm">
          <text:p text:style-name="P1"><text:span text:style-name="T1">Cc 5 0</text:span></text:p>
        </draw:rect>
        <draw:rect draw:style-name="gr1" draw:text-style-name="P1" draw:id="id69" draw:layer="layout" svg:width="1.135cm" svg:height="0.635cm" svg:x="6.65cm" svg:y="19.29cm">
          <text:p text:style-name="P1"><text:span text:style-name="T1">Cc 4 1</text:span></text:p>
        </draw:rect>
        <draw:connector draw:style-name="gr2" draw:text-style-name="P2" draw:layer="layout" svg:x1="6.447cm" svg:y1="18.355cm" svg:x2="5.412cm" svg:y2="19.29cm" draw:start-shape="id67" draw:start-glue-point="2" draw:end-shape="id68" draw:end-glue-point="0" svg:d="m6447 18355v476h-1035v459">
          <text:p/>
        </draw:connector>
        <draw:connector draw:style-name="gr2" draw:text-style-name="P2" draw:layer="layout" svg:x1="6.447cm" svg:y1="18.355cm" svg:x2="7.217cm" svg:y2="19.29cm" draw:start-shape="id67" draw:start-glue-point="2" draw:end-shape="id69" draw:end-glue-point="0" svg:d="m6447 18355v476h770v459">
          <text:p/>
        </draw:connector>
        <draw:connector draw:style-name="gr2" draw:text-style-name="P2" draw:layer="layout" svg:x1="5.712cm" svg:y1="16.985cm" svg:x2="4.747cm" svg:y2="17.966cm" draw:start-shape="id37" draw:start-glue-point="2" draw:end-shape="id65" draw:end-glue-point="0" svg:d="m5712 16985v490h-965v491">
          <text:p/>
        </draw:connector>
        <draw:connector draw:style-name="gr2" draw:text-style-name="P2" draw:layer="layout" svg:x1="5.712cm" svg:y1="16.985cm" svg:x2="6.447cm" svg:y2="17.995cm" draw:start-shape="id37" draw:start-glue-point="2" draw:end-shape="id67" draw:end-glue-point="0" svg:d="m5712 16985v497h735v513">
          <text:p/>
        </draw:connector>
        <draw:rect draw:style-name="gr1" draw:text-style-name="P1" draw:id="id70" draw:layer="layout" svg:width="1.135cm" svg:height="0.635cm" svg:x="5.48cm" svg:y="20.925cm">
          <text:p text:style-name="P1"><text:span text:style-name="T1">Cc 4 0</text:span></text:p>
        </draw:rect>
        <draw:rect draw:style-name="gr1" draw:text-style-name="P1" draw:id="id72" draw:layer="layout" svg:width="1.135cm" svg:height="0.635cm" svg:x="6.985cm" svg:y="20.925cm">
          <text:p text:style-name="P1"><text:span text:style-name="T1">Cc 3 1</text:span></text:p>
        </draw:rect>
        <draw:rect draw:style-name="gr1" draw:text-style-name="P1" draw:id="id71" draw:layer="layout" svg:width="0.6cm" svg:height="0.635cm" svg:x="5.58cm" svg:y="21.895cm">
          <text:p text:style-name="P1"><text:span text:style-name="T1">0</text:span></text:p>
        </draw:rect>
        <draw:connector draw:style-name="gr2" draw:text-style-name="P2" draw:layer="layout" svg:x1="6.047cm" svg:y1="21.56cm" svg:x2="5.88cm" svg:y2="21.895cm" draw:start-shape="id70" draw:start-glue-point="2" draw:end-shape="id71" draw:end-glue-point="0" svg:d="m6047 21560v168h-167v167">
          <text:p/>
        </draw:connector>
        <draw:rect draw:style-name="gr1" draw:text-style-name="P1" draw:id="id73" draw:layer="layout" svg:width="1.135cm" svg:height="0.635cm" svg:x="5.88cm" svg:y="22.73cm">
          <text:p text:style-name="P1"><text:span text:style-name="T1">Cc 3 0</text:span></text:p>
        </draw:rect>
        <draw:rect draw:style-name="gr1" draw:text-style-name="P1" draw:id="id74" draw:layer="layout" svg:width="1.135cm" svg:height="0.635cm" svg:x="7.685cm" svg:y="22.73cm">
          <text:p text:style-name="P1"><text:span text:style-name="T1">Cc 2 1</text:span></text:p>
        </draw:rect>
        <draw:connector draw:style-name="gr2" draw:text-style-name="P2" draw:layer="layout" svg:x1="7.552cm" svg:y1="21.56cm" svg:x2="6.447cm" svg:y2="22.73cm" draw:start-shape="id72" draw:end-shape="id73" draw:end-glue-point="0" svg:d="m7552 21560v585h-1105v585">
          <text:p/>
        </draw:connector>
        <draw:connector draw:style-name="gr2" draw:text-style-name="P2" draw:layer="layout" svg:x1="7.552cm" svg:y1="21.56cm" svg:x2="8.252cm" svg:y2="22.73cm" draw:start-shape="id72" draw:start-glue-point="2" draw:end-shape="id74" draw:end-glue-point="0" svg:d="m7552 21560v585h700v585">
          <text:p/>
        </draw:connector>
        <draw:rect draw:style-name="gr1" draw:text-style-name="P1" draw:id="id75" draw:layer="layout" svg:width="0.6cm" svg:height="0.635cm" svg:x="5.98cm" svg:y="23.696cm">
          <text:p text:style-name="P1"><text:span text:style-name="T1">0</text:span></text:p>
        </draw:rect>
        <draw:connector draw:style-name="gr2" draw:text-style-name="P2" draw:layer="layout" svg:x1="6.447cm" svg:y1="23.365cm" svg:x2="6.28cm" svg:y2="23.696cm" draw:start-shape="id73" draw:start-glue-point="2" draw:end-shape="id75" draw:end-glue-point="0" svg:d="m6447 23365v166h-167v165">
          <text:p/>
        </draw:connector>
        <draw:rect draw:style-name="gr1" draw:text-style-name="P1" draw:id="id76" draw:layer="layout" svg:width="0.6cm" svg:height="0.635cm" svg:x="5.11cm" svg:y="20.156cm">
          <text:p text:style-name="P1"><text:span text:style-name="T1">0</text:span></text:p>
        </draw:rect>
        <draw:connector draw:style-name="gr2" draw:text-style-name="P2" draw:layer="layout" svg:x1="5.412cm" svg:y1="19.925cm" svg:x2="5.41cm" svg:y2="20.156cm" draw:start-shape="id68" draw:start-glue-point="2" draw:end-shape="id76" draw:end-glue-point="0" svg:d="m5412 19925v116h-2v115">
          <text:p/>
        </draw:connector>
        <draw:connector draw:style-name="gr2" draw:text-style-name="P2" draw:layer="layout" svg:x1="7.217cm" svg:y1="19.925cm" svg:x2="6.047cm" svg:y2="20.925cm" draw:start-shape="id69" draw:start-glue-point="2" draw:end-shape="id70" draw:end-glue-point="0" svg:d="m7217 19925v500h-1170v500">
          <text:p/>
        </draw:connector>
        <draw:connector draw:style-name="gr2" draw:text-style-name="P2" draw:layer="layout" svg:x1="7.217cm" svg:y1="19.925cm" svg:x2="7.552cm" svg:y2="20.925cm" draw:start-shape="id69" draw:start-glue-point="2" draw:end-shape="id72" draw:end-glue-point="0" svg:d="m7217 19925v500h335v500">
          <text:p/>
        </draw:connector>
        <draw:rect draw:style-name="gr1" draw:text-style-name="P1" draw:id="id77" draw:layer="layout" svg:width="1.135cm" svg:height="0.635cm" svg:x="6.715cm" svg:y="23.86cm">
          <text:p text:style-name="P1"><text:span text:style-name="T1">Cc 2 0</text:span></text:p>
        </draw:rect>
        <draw:rect draw:style-name="gr1" draw:text-style-name="P1" draw:id="id83" draw:layer="layout" svg:width="1.135cm" svg:height="0.635cm" svg:x="8.29cm" svg:y="23.86cm">
          <text:p text:style-name="P1"><text:span text:style-name="T1">Cc 1 1</text:span></text:p>
        </draw:rect>
        <draw:rect draw:style-name="gr1" draw:text-style-name="P1" draw:id="id78" draw:layer="layout" svg:width="0.6cm" svg:height="0.635cm" svg:x="6.55cm" svg:y="24.83cm">
          <text:p text:style-name="P1"><text:span text:style-name="T1">0</text:span></text:p>
        </draw:rect>
        <draw:connector draw:style-name="gr2" draw:text-style-name="P2" draw:layer="layout" svg:x1="7.282cm" svg:y1="24.495cm" svg:x2="6.85cm" svg:y2="24.83cm" draw:start-shape="id77" draw:start-glue-point="2" draw:end-shape="id78" draw:end-glue-point="0" svg:d="m7282 24495v168h-432v167">
          <text:p/>
        </draw:connector>
        <draw:rect draw:style-name="gr1" draw:text-style-name="P1" draw:id="id81" draw:layer="layout" svg:width="1.45cm" svg:height="0.635cm" svg:x="7.5cm" svg:y="25.03cm">
          <text:p text:style-name="P1"><text:span text:style-name="T1">Cc 1 0</text:span></text:p>
        </draw:rect>
        <draw:rect draw:style-name="gr1" draw:text-style-name="P1" draw:id="id79" draw:layer="layout" svg:width="1.27cm" svg:height="0.635cm" svg:x="9.255cm" svg:y="25.03cm">
          <text:p text:style-name="P1"><text:span text:style-name="T1">Cc 0 1</text:span></text:p>
        </draw:rect>
        <draw:rect draw:style-name="gr1" draw:text-style-name="P1" draw:id="id80" draw:layer="layout" svg:width="0.535cm" svg:height="0.635cm" svg:x="9.62cm" svg:y="25.915cm">
          <text:p text:style-name="P1"><text:span text:style-name="T1">1</text:span></text:p>
        </draw:rect>
        <draw:connector draw:style-name="gr2" draw:text-style-name="P2" draw:layer="layout" svg:x1="9.89cm" svg:y1="25.665cm" svg:x2="9.887cm" svg:y2="25.915cm" draw:start-shape="id79" draw:start-glue-point="2" draw:end-shape="id80" draw:end-glue-point="0" svg:d="m9890 25665v125h-3v125">
          <text:p/>
        </draw:connector>
        <draw:rect draw:style-name="gr1" draw:text-style-name="P1" draw:id="id82" draw:layer="layout" svg:width="0.535cm" svg:height="0.635cm" svg:x="7.921cm" svg:y="26.016cm">
          <text:p text:style-name="P1"><text:span text:style-name="T1">0</text:span></text:p>
        </draw:rect>
        <draw:connector draw:style-name="gr2" draw:text-style-name="P2" draw:layer="layout" svg:x1="8.225cm" svg:y1="25.665cm" svg:x2="8.188cm" svg:y2="26.016cm" draw:start-shape="id81" draw:start-glue-point="2" draw:end-shape="id82" draw:end-glue-point="0" svg:d="m8225 25665v176h-37v175">
          <text:p/>
        </draw:connector>
        <draw:connector draw:style-name="gr2" draw:text-style-name="P2" draw:layer="layout" svg:x1="8.857cm" svg:y1="24.495cm" svg:x2="8.225cm" svg:y2="25.03cm" draw:start-shape="id83" draw:start-glue-point="2" draw:end-shape="id81" draw:end-glue-point="0" svg:d="m8857 24495v268h-632v267">
          <text:p/>
        </draw:connector>
        <draw:connector draw:style-name="gr2" draw:text-style-name="P2" draw:layer="layout" svg:x1="8.857cm" svg:y1="24.495cm" svg:x2="9.89cm" svg:y2="25.03cm" draw:start-shape="id83" draw:start-glue-point="2" draw:end-shape="id79" draw:end-glue-point="0" svg:d="m8857 24495v268h1033v267">
          <text:p/>
        </draw:connector>
        <draw:connector draw:style-name="gr2" draw:text-style-name="P2" draw:layer="layout" svg:x1="8.252cm" svg:y1="23.365cm" svg:x2="7.282cm" svg:y2="23.86cm" draw:start-shape="id74" draw:start-glue-point="2" draw:end-shape="id77" draw:end-glue-point="0" svg:d="m8252 23365v248h-970v247">
          <text:p/>
        </draw:connector>
        <draw:connector draw:style-name="gr2" draw:text-style-name="P2" draw:layer="layout" svg:x1="8.252cm" svg:y1="23.365cm" svg:x2="8.857cm" svg:y2="23.86cm" draw:start-shape="id74" draw:start-glue-point="2" draw:end-shape="id83" draw:end-glue-point="0" svg:d="m8252 23365v248h605v2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Matuzak</meta:initial-creator>
    <meta:creation-date>2009-01-14T16:14:09</meta:creation-date>
    <dc:date>2009-01-14T18:11:46</dc:date>
    <dc:creator>Michael Matuzak</dc:creator>
    <meta:editing-duration>PT00H08M30S</meta:editing-duration>
    <meta:editing-cycles>1</meta:editing-cycles>
    <meta:document-statistic meta:object-count="165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